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10" style:family="table-cell" style:parent-style-name="Default" style:data-style-name="N19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12.1972916666667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30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konyve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Kód</text:p>
          </table:table-cell>
          <table:table-cell office:value-type="string" table:style-name="ce3">
            <text:p>Szerző</text:p>
          </table:table-cell>
          <table:table-cell office:value-type="string" table:style-name="ce3">
            <text:p>Cím</text:p>
          </table:table-cell>
          <table:table-cell office:value-type="string" table:style-name="ce3">
            <text:p>Kiadás éve</text:p>
          </table:table-cell>
          <table:table-cell office:value-type="string" table:style-name="ce3">
            <text:p>ár</text:p>
          </table:table-cell>
          <table:table-cell office:value-type="string" table:style-name="ce3">
            <text:p>ISB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1</text:p>
          </table:table-cell>
          <table:table-cell office:value-type="string" table:style-name="ce5">
            <text:p>Hyrum Smith</text:p>
          </table:table-cell>
          <table:table-cell office:value-type="string" table:style-name="ce5">
            <text:p>A sikeres időgazdálkodás és életvitel 10 természettörvénye</text:p>
          </table:table-cell>
          <table:table-cell office:value-type="float" office:value="1998" table:style-name="ce5">
            <text:p>199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40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1B</text:p>
          </table:table-cell>
          <table:table-cell office:value-type="string" table:style-name="ce5">
            <text:p>Fisher-Ury</text:p>
          </table:table-cell>
          <table:table-cell office:value-type="string" table:style-name="ce5">
            <text:p>Tárgyalás nehéz emberekkel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2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43B</text:p>
          </table:table-cell>
          <table:table-cell office:value-type="string" table:style-name="ce5">
            <text:p>Milo O. Frank</text:p>
          </table:table-cell>
          <table:table-cell office:value-type="string" table:style-name="ce5">
            <text:p>Hogyan érveljünk röviden és hatásosan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8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2B</text:p>
          </table:table-cell>
          <table:table-cell office:value-type="string" table:style-name="ce5">
            <text:p>Fisher-Ury-Patton</text:p>
          </table:table-cell>
          <table:table-cell office:value-type="string" table:style-name="ce5">
            <text:p>A sikeres tárgyalás alapjai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9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3B</text:p>
          </table:table-cell>
          <table:table-cell office:value-type="string" table:style-name="ce5">
            <text:p>Herb Cohen</text:p>
          </table:table-cell>
          <table:table-cell office:value-type="string" table:style-name="ce5">
            <text:p>Bármit meg tud tárgyalni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66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11B</text:p>
          </table:table-cell>
          <table:table-cell office:value-type="string" table:style-name="ce5">
            <text:p>W. Steven Brown</text:p>
          </table:table-cell>
          <table:table-cell office:value-type="string" table:style-name="ce5">
            <text:p>13 Végzetes hiba, amit menedzserek elkövetnek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71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4</text:p>
          </table:table-cell>
          <table:table-cell office:value-type="string" table:style-name="ce5">
            <text:p>Tom Schreiter</text:p>
          </table:table-cell>
          <table:table-cell office:value-type="string" table:style-name="ce5">
            <text:p>Big Al mindent elmond a hálózatépítésről és a szponzorálásról</text:p>
          </table:table-cell>
          <table:table-cell office:value-type="float" office:value="1998" table:style-name="ce5">
            <text:p>199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07 173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86</text:p>
          </table:table-cell>
          <table:table-cell office:value-type="string" table:style-name="ce5">
            <text:p>Lee Wallek</text:p>
          </table:table-cell>
          <table:table-cell office:value-type="string" table:style-name="ce5">
            <text:p>Maffia menedzser</text:p>
          </table:table-cell>
          <table:table-cell office:value-type="float" office:value="1998" table:style-name="ce5">
            <text:p>199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19 733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05E</text:p>
          </table:table-cell>
          <table:table-cell office:value-type="string" table:style-name="ce5">
            <text:p>William Oncken, III.</text:p>
          </table:table-cell>
          <table:table-cell office:value-type="string" table:style-name="ce5">
            <text:p>Monkey Business - Vezetői időgazdálkodás</text:p>
          </table:table-cell>
          <table:table-cell office:value-type="float" office:value="2000" table:style-name="ce5">
            <text:p>200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63 919 77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24B</text:p>
          </table:table-cell>
          <table:table-cell office:value-type="string" table:style-name="ce5">
            <text:p>Keith Ellis</text:p>
          </table:table-cell>
          <table:table-cell office:value-type="string" table:style-name="ce5">
            <text:p>Csodalámpa</text:p>
          </table:table-cell>
          <table:table-cell office:value-type="float" office:value="2002" table:style-name="ce5">
            <text:p>200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02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2</text:p>
          </table:table-cell>
          <table:table-cell office:value-type="string" table:style-name="ce5">
            <text:p>David Owen</text:p>
          </table:table-cell>
          <table:table-cell office:value-type="string" table:style-name="ce5">
            <text:p>PapaBank</text:p>
          </table:table-cell>
          <table:table-cell office:value-type="float" office:value="2004" table:style-name="ce5">
            <text:p>200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39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32</text:p>
          </table:table-cell>
          <table:table-cell office:value-type="string" table:style-name="ce5">
            <text:p>Gonzalez-Molina Coffman</text:p>
          </table:table-cell>
          <table:table-cell office:value-type="string" table:style-name="ce5">
            <text:p>Ezt az utat kövesd!</text:p>
          </table:table-cell>
          <table:table-cell office:value-type="float" office:value="2005" table:style-name="ce5">
            <text:p>2005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42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33</text:p>
          </table:table-cell>
          <table:table-cell office:value-type="string" table:style-name="ce5">
            <text:p>Smith-Rutigliano</text:p>
          </table:table-cell>
          <table:table-cell office:value-type="string" table:style-name="ce5">
            <text:p>Fedezze fel üzletkötői erősségeit</text:p>
          </table:table-cell>
          <table:table-cell office:value-type="float" office:value="2004" table:style-name="ce5">
            <text:p>200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47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8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Ki vette el a pénzem?</text:p>
          </table:table-cell>
          <table:table-cell office:value-type="float" office:value="2006" table:style-name="ce5">
            <text:p>200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64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8</text:p>
          </table:table-cell>
          <table:table-cell office:value-type="string" table:style-name="ce5">
            <text:p>Tom Schreiter</text:p>
          </table:table-cell>
          <table:table-cell office:value-type="string" table:style-name="ce5">
            <text:p>Big Al - szuper jelöltkutatás</text:p>
          </table:table-cell>
          <table:table-cell office:value-type="float" office:value="2005" table:style-name="ce5">
            <text:p>2005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44 774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1</text:p>
          </table:table-cell>
          <table:table-cell office:value-type="string" table:style-name="ce5">
            <text:p>T. Harv Eker</text:p>
          </table:table-cell>
          <table:table-cell office:value-type="string" table:style-name="ce5">
            <text:p>A milliomos elme titkai</text:p>
          </table:table-cell>
          <table:table-cell office:value-type="float" office:value="2006" table:style-name="ce5">
            <text:p>2006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63 944 781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1</text:p>
          </table:table-cell>
          <table:table-cell office:value-type="string" table:style-name="ce5">
            <text:p>Don Failla</text:p>
          </table:table-cell>
          <table:table-cell office:value-type="string" table:style-name="ce5">
            <text:p>A 45 másodperces prezentáció, amely megváltoztatja az életedet</text:p>
          </table:table-cell>
          <table:table-cell office:value-type="float" office:value="2006" table:style-name="ce5">
            <text:p>200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63 944 785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9</text:p>
          </table:table-cell>
          <table:table-cell office:value-type="string" table:style-name="ce5">
            <text:p>Don Failla - Nancy Failla</text:p>
          </table:table-cell>
          <table:table-cell office:value-type="string" table:style-name="ce5">
            <text:p>Gyakran feltett kérdések és világos válaszok a Network Marketingről</text:p>
          </table:table-cell>
          <table:table-cell office:value-type="float" office:value="2006" table:style-name="ce5">
            <text:p>2006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44 787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0</text:p>
          </table:table-cell>
          <table:table-cell office:value-type="string" table:style-name="ce5">
            <text:p>John Fuhrman</text:p>
          </table:table-cell>
          <table:table-cell office:value-type="string" table:style-name="ce5">
            <text:p>Kérem a következőt!</text:p>
          </table:table-cell>
          <table:table-cell office:value-type="float" office:value="2006" table:style-name="ce5">
            <text:p>2006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63 944 797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31</text:p>
          </table:table-cell>
          <table:table-cell office:value-type="string" table:style-name="ce5">
            <text:p>Lupkin - Carter</text:p>
          </table:table-cell>
          <table:table-cell office:value-type="string" table:style-name="ce5">
            <text:p>Network marketing a Facebookon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0 79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32</text:p>
          </table:table-cell>
          <table:table-cell office:value-type="string" table:style-name="ce5">
            <text:p>Devora Zack</text:p>
          </table:table-cell>
          <table:table-cell office:value-type="string" table:style-name="ce5">
            <text:p>Networking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0 80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5B</text:p>
          </table:table-cell>
          <table:table-cell office:value-type="string" table:style-name="ce5">
            <text:p>Ron Holland</text:p>
          </table:table-cell>
          <table:table-cell office:value-type="string" table:style-name="ce5">
            <text:p>Beszélj és gazdagodj!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-000-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8B</text:p>
          </table:table-cell>
          <table:table-cell office:value-type="string" table:style-name="ce5">
            <text:p>David Allen</text:p>
          </table:table-cell>
          <table:table-cell office:value-type="string" table:style-name="ce5">
            <text:p>Intézz el mindent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-001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11</text:p>
          </table:table-cell>
          <table:table-cell office:value-type="string" table:style-name="ce5">
            <text:p>Leo Babauta</text:p>
          </table:table-cell>
          <table:table-cell office:value-type="string" table:style-name="ce5">
            <text:p>A kevesebb ereje</text:p>
          </table:table-cell>
          <table:table-cell office:value-type="float" office:value="2012" table:style-name="ce5">
            <text:p>2012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-615-503-022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1</text:p>
          </table:table-cell>
          <table:table-cell office:value-type="string" table:style-name="ce5">
            <text:p>Mark Fisher</text:p>
          </table:table-cell>
          <table:table-cell office:value-type="string" table:style-name="ce5">
            <text:p>A lusta milliomos</text:p>
          </table:table-cell>
          <table:table-cell office:value-type="float" office:value="2012" table:style-name="ce5">
            <text:p>2012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-024-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4</text:p>
          </table:table-cell>
          <table:table-cell office:value-type="string" table:style-name="ce5">
            <text:p>Max Gunther</text:p>
          </table:table-cell>
          <table:table-cell office:value-type="string" table:style-name="ce5">
            <text:p>Hogyan legyél szerencsés?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17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4C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CASHFLOW négyszög (2013)</text:p>
          </table:table-cell>
          <table:table-cell office:value-type="float" office:value="2013" table:style-name="ce5">
            <text:p>2013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-615-5030-31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9</text:p>
          </table:table-cell>
          <table:table-cell office:value-type="string" table:style-name="ce5">
            <text:p>Brian Tracy - Christina Tracy Stein</text:p>
          </table:table-cell>
          <table:table-cell office:value-type="string" table:style-name="ce5">
            <text:p>Csókold meg a békát!</text:p>
          </table:table-cell>
          <table:table-cell office:value-type="float" office:value="2013" table:style-name="ce5">
            <text:p>2013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32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0</text:p>
          </table:table-cell>
          <table:table-cell office:value-type="string" table:style-name="ce5">
            <text:p>Brian Tracy - Ron Arden</text:p>
          </table:table-cell>
          <table:table-cell office:value-type="string" table:style-name="ce5">
            <text:p>Vonzerő - hogyan nyerjünk meg bárkit, bármilyen helyzetben?</text:p>
          </table:table-cell>
          <table:table-cell office:value-type="float" office:value="2013" table:style-name="ce5">
            <text:p>2013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0-33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1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Önbizalom - hogyan lehetsz ellenállhatatlan?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34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2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Teremtsd újra az életed!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35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3A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A kiemelkedően eredményes emberek 7 szokása</text:p>
          </table:table-cell>
          <table:table-cell office:value-type="float" office:value="2014" table:style-name="ce5">
            <text:p>2014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43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4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A siker egy utazás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5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6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Célok!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6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7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Milliókat érő szokások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7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5</text:p>
          </table:table-cell>
          <table:table-cell office:value-type="string" table:style-name="ce5">
            <text:p>Mark Sanborn</text:p>
          </table:table-cell>
          <table:table-cell office:value-type="string" table:style-name="ce5">
            <text:p>A Fred-faktor</text:p>
          </table:table-cell>
          <table:table-cell office:value-type="float" office:value="2014" table:style-name="ce5">
            <text:p>2014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48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8</text:p>
          </table:table-cell>
          <table:table-cell office:value-type="string" table:style-name="ce5">
            <text:p>Joachim de Posada</text:p>
          </table:table-cell>
          <table:table-cell office:value-type="string" table:style-name="ce5">
            <text:p>Késleltetett jutalom - Ne edd meg rögtön a pillecukrot</text:p>
          </table:table-cell>
          <table:table-cell office:value-type="float" office:value="2014" table:style-name="ce5">
            <text:p>2014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50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2</text:p>
          </table:table-cell>
          <table:table-cell office:value-type="string" table:style-name="ce5">
            <text:p>Brian Tracy - Christina Tracy Stein</text:p>
          </table:table-cell>
          <table:table-cell office:value-type="string" table:style-name="ce5">
            <text:p>SikerPont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57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5</text:p>
          </table:table-cell>
          <table:table-cell office:value-type="string" table:style-name="ce5">
            <text:p>Andy Andrews</text:p>
          </table:table-cell>
          <table:table-cell office:value-type="string" table:style-name="ce5">
            <text:p>Sorsfordító találkozások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58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3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Telitalálat – a tisztánlátás ereje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0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4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8 lecke a harctéri vezetésről - vállalkozóknak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61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5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Üzleti iskola II.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62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8</text:p>
          </table:table-cell>
          <table:table-cell office:value-type="string" table:style-name="ce5">
            <text:p>Charlie Jones</text:p>
          </table:table-cell>
          <table:table-cell office:value-type="string" table:style-name="ce5">
            <text:p>Az élet fantasztikus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3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4</text:p>
          </table:table-cell>
          <table:table-cell office:value-type="string" table:style-name="ce5">
            <text:p>Larry King</text:p>
          </table:table-cell>
          <table:table-cell office:value-type="string" table:style-name="ce5">
            <text:p>Hogyan beszélj legyûgözően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65-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7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Elég a dumából, csak csináld!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6-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2</text:p>
          </table:table-cell>
          <table:table-cell office:value-type="string" table:style-name="ce5">
            <text:p>Timothy Ferriss</text:p>
          </table:table-cell>
          <table:table-cell office:value-type="string" table:style-name="ce5">
            <text:p>4 órás munkahét - bővített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67-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1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Az üzleti siker 100 vastörvénye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69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3</text:p>
          </table:table-cell>
          <table:table-cell office:value-type="string" table:style-name="ce5">
            <text:p>Mark Joyner</text:p>
          </table:table-cell>
          <table:table-cell office:value-type="string" table:style-name="ce5">
            <text:p>Ellenállhatatlan ajánlat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70-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6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Csak okosan!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71-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5</text:p>
          </table:table-cell>
          <table:table-cell office:value-type="string" table:style-name="ce5">
            <text:p>Kory Kogon</text:p>
          </table:table-cell>
          <table:table-cell office:value-type="string" table:style-name="ce5">
            <text:p>5 döntés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73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7J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Gondolkozz és gazdagodj! Jubileumi kiadás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75-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K09</text:p>
          </table:table-cell>
          <table:table-cell office:value-type="string" table:style-name="ce7">
            <text:p>Brian Tracy</text:p>
          </table:table-cell>
          <table:table-cell office:value-type="string" table:style-name="ce7">
            <text:p>Tartsd kézben az időt, tartsd kézben az életed</text:p>
          </table:table-cell>
          <table:table-cell office:value-type="float" office:value="2017" table:style-name="ce7">
            <text:p>2017</text:p>
          </table:table-cell>
          <table:table-cell office:value-type="float" office:value="3450" table:style-name="ce7">
            <text:p>3450</text:p>
          </table:table-cell>
          <table:table-cell office:value-type="string" table:style-name="ce7">
            <text:p>978-615-5030-81-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0</text:p>
          </table:table-cell>
          <table:table-cell office:value-type="string" table:style-name="ce5">
            <text:p>Noah St. John</text:p>
          </table:table-cell>
          <table:table-cell office:value-type="string" table:style-name="ce5">
            <text:p>A siker titkos kódja</text:p>
          </table:table-cell>
          <table:table-cell office:value-type="float" office:value="2010" table:style-name="ce5">
            <text:p>2010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-963-973-014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6</text:p>
          </table:table-cell>
          <table:table-cell office:value-type="string" table:style-name="ce5">
            <text:p>John Milton Fogg</text:p>
          </table:table-cell>
          <table:table-cell office:value-type="string" table:style-name="ce5">
            <text:p>Beszélgetések a világ legnagyobb hálózatszervezőjével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963-973-098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5B</text:p>
          </table:table-cell>
          <table:table-cell office:value-type="string" table:style-name="ce5">
            <text:p>Dale Carnegie &amp; Associates</text:p>
          </table:table-cell>
          <table:table-cell office:value-type="string" table:style-name="ce5">
            <text:p>Üzletkötő kalauz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02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7</text:p>
          </table:table-cell>
          <table:table-cell office:value-type="string" table:style-name="ce5">
            <text:p>Chris Taylor</text:p>
          </table:table-cell>
          <table:table-cell office:value-type="string" table:style-name="ce5">
            <text:p>Network Marketing SIKERrecept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615 503 003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413</text:p>
          </table:table-cell>
          <table:table-cell office:value-type="string" table:style-name="ce5">
            <text:p>Bob Burg</text:p>
          </table:table-cell>
          <table:table-cell office:value-type="string" table:style-name="ce5">
            <text:p>Meggyőzés mesterfokon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615 503 004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8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Nyerő Csapat</text:p>
          </table:table-cell>
          <table:table-cell office:value-type="float" office:value="2012" table:style-name="ce5">
            <text:p>2012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615 503 010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48</text:p>
          </table:table-cell>
          <table:table-cell office:value-type="string" table:style-name="ce5">
            <text:p>Canfield - Hansen - Hyman</text:p>
          </table:table-cell>
          <table:table-cell office:value-type="string" table:style-name="ce5">
            <text:p>Erőleves a hálózatépítő léleknek</text:p>
          </table:table-cell>
          <table:table-cell office:value-type="float" office:value="2012" table:style-name="ce5">
            <text:p>201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15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9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Újrakezdés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615 503 018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5</text:p>
          </table:table-cell>
          <table:table-cell office:value-type="string" table:style-name="ce5">
            <text:p>Trump - Kiyosaki</text:p>
          </table:table-cell>
          <table:table-cell office:value-type="string" table:style-name="ce5">
            <text:p>Midaszi érintés</text:p>
          </table:table-cell>
          <table:table-cell office:value-type="float" office:value="2012" table:style-name="ce5">
            <text:p>201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21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0</text:p>
          </table:table-cell>
          <table:table-cell office:value-type="string" table:style-name="ce5">
            <text:p>Jim Stovall</text:p>
          </table:table-cell>
          <table:table-cell office:value-type="string" table:style-name="ce5">
            <text:p>A végső ajándék</text:p>
          </table:table-cell>
          <table:table-cell office:value-type="float" office:value="2015" table:style-name="ce5">
            <text:p>2015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615 503 023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3C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Gazdag papa, szegény papa (2013)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30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9</text:p>
          </table:table-cell>
          <table:table-cell office:value-type="string" table:style-name="ce5">
            <text:p>Randy Gage</text:p>
          </table:table-cell>
          <table:table-cell office:value-type="string" table:style-name="ce5">
            <text:p>Kockáztass - ha biztonságot keresel!</text:p>
          </table:table-cell>
          <table:table-cell office:value-type="float" office:value="2013" table:style-name="ce5">
            <text:p>2013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615 503 036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1C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Maximális teljesítmény (2013)</text:p>
          </table:table-cell>
          <table:table-cell office:value-type="float" office:value="2013" table:style-name="ce5">
            <text:p>2013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 615 503 038 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6</text:p>
          </table:table-cell>
          <table:table-cell office:value-type="string" table:style-name="ce5">
            <text:p>Les Giblin</text:p>
          </table:table-cell>
          <table:table-cell office:value-type="string" table:style-name="ce5">
            <text:p>Kapcsolat kalauz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44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1</text:p>
          </table:table-cell>
          <table:table-cell office:value-type="string" table:style-name="ce5">
            <text:p>Greg McKeown</text:p>
          </table:table-cell>
          <table:table-cell office:value-type="string" table:style-name="ce5">
            <text:p>Lényeglátás</text:p>
          </table:table-cell>
          <table:table-cell office:value-type="float" office:value="2015" table:style-name="ce5">
            <text:p>2015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 615 503 053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1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Siker 101</text:p>
          </table:table-cell>
          <table:table-cell office:value-type="float" office:value="2015" table:style-name="ce5">
            <text:p>2015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615 503 05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2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A 21. század üzlete</text:p>
          </table:table-cell>
          <table:table-cell office:value-type="float" office:value="2015" table:style-name="ce5">
            <text:p>2015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5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40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Mesterkulcs a gazdagsághoz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68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7</text:p>
          </table:table-cell>
          <table:table-cell office:value-type="string" table:style-name="ce5">
            <text:p>Fried - Hansson</text:p>
          </table:table-cell>
          <table:table-cell office:value-type="string" table:style-name="ce5">
            <text:p>REWORK - Profit újratöltve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 615 503 076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41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Gazdagodj lelki békével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 077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8</text:p>
          </table:table-cell>
          <table:table-cell office:value-type="string" table:style-name="ce5">
            <text:p>Fried - Hansson</text:p>
          </table:table-cell>
          <table:table-cell office:value-type="string" table:style-name="ce5">
            <text:p>REMOTE - Távmunka újratöltve</text:p>
          </table:table-cell>
          <table:table-cell office:value-type="float" office:value="2017" table:style-name="ce5">
            <text:p>2017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 615 503 078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7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Nevelj vezetőket!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503 005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1</text:p>
          </table:table-cell>
          <table:table-cell office:value-type="string" table:style-name="ce5">
            <text:p>Frank Bettger</text:p>
          </table:table-cell>
          <table:table-cell office:value-type="string" table:style-name="ce5">
            <text:p>Benjamin Franklin sikertitka</text:p>
          </table:table-cell>
          <table:table-cell office:value-type="float" office:value="2008" table:style-name="ce5">
            <text:p>2008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673 064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8</text:p>
          </table:table-cell>
          <table:table-cell office:value-type="string" table:style-name="ce5">
            <text:p>Steve Shapiro</text:p>
          </table:table-cell>
          <table:table-cell office:value-type="string" table:style-name="ce5">
            <text:p>Figyelj oda - a sikeredért!</text:p>
          </table:table-cell>
          <table:table-cell office:value-type="float" office:value="2010" table:style-name="ce5">
            <text:p>201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978 963 944 769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5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Etika 101 - Amit mindenkinek tudnia kell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44 790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6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A vezető 21 nélkülözhetetlen tulajdonsága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44 79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2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Áttörés! Miért virágzik ISMÉT a Network Marketing?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44 796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7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25 módszer az emberek megnyerésére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00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17A</text:p>
          </table:table-cell>
          <table:table-cell office:value-type="string" table:style-name="ce5">
            <text:p>Denis Waitley</text:p>
          </table:table-cell>
          <table:table-cell office:value-type="string" table:style-name="ce5">
            <text:p>A kiválóság tíz titka</text:p>
          </table:table-cell>
          <table:table-cell office:value-type="float" office:value="2011" table:style-name="ce5">
            <text:p>2011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02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6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Holnapra vezető lehetsz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10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9</text:p>
          </table:table-cell>
          <table:table-cell office:value-type="string" table:style-name="ce5">
            <text:p>Keith Cameron Smith</text:p>
          </table:table-cell>
          <table:table-cell office:value-type="string" table:style-name="ce5">
            <text:p>10 szokás ami gazdaggá tesz</text:p>
          </table:table-cell>
          <table:table-cell office:value-type="float" office:value="2011" table:style-name="ce5">
            <text:p>2011</text:p>
          </table:table-cell>
          <table:table-cell office:value-type="float" office:value="1490" table:style-name="ce5">
            <text:p>1490</text:p>
          </table:table-cell>
          <table:table-cell office:value-type="string" table:style-name="ce5">
            <text:p>978 963 973 022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32B</text:p>
          </table:table-cell>
          <table:table-cell office:value-type="string" table:style-name="ce5">
            <text:p>Ries-Trout</text:p>
          </table:table-cell>
          <table:table-cell office:value-type="string" table:style-name="ce5">
            <text:p>A marketing 22 vastörvénye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2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B</text:p>
          </table:table-cell>
          <table:table-cell office:value-type="string" table:style-name="ce5">
            <text:p>Frank Bettger</text:p>
          </table:table-cell>
          <table:table-cell office:value-type="string" table:style-name="ce5">
            <text:p>Az üzletkötés iskolája</text:p>
          </table:table-cell>
          <table:table-cell office:value-type="float" office:value="2007" table:style-name="ce5">
            <text:p>2007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973 026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3B</text:p>
          </table:table-cell>
          <table:table-cell office:value-type="string" table:style-name="ce5">
            <text:p>Robert Butwin</text:p>
          </table:table-cell>
          <table:table-cell office:value-type="string" table:style-name="ce5">
            <text:p>Ütőképes network marketing</text:p>
          </table:table-cell>
          <table:table-cell office:value-type="float" office:value="2007" table:style-name="ce5">
            <text:p>2007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36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4</text:p>
          </table:table-cell>
          <table:table-cell office:value-type="string" table:style-name="ce5">
            <text:p>Trump - Kiyosaki</text:p>
          </table:table-cell>
          <table:table-cell office:value-type="string" table:style-name="ce5">
            <text:p>Miért szeretnénk, hogy GAZDAGODJ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42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3B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A siker titka: Pozitív lelki beállítottság</text:p>
          </table:table-cell>
          <table:table-cell office:value-type="float" office:value="2008" table:style-name="ce5">
            <text:p>2008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43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9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Hálózatépítő Mester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46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6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10 Alapelv - Hogyan tehetsz szert tartós HÁLÓZATI jövedelemre?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47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10B</text:p>
          </table:table-cell>
          <table:table-cell office:value-type="string" table:style-name="ce5">
            <text:p>Maxwell Maltz</text:p>
          </table:table-cell>
          <table:table-cell office:value-type="string" table:style-name="ce5">
            <text:p>Pszichokibernetika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51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33B</text:p>
          </table:table-cell>
          <table:table-cell office:value-type="string" table:style-name="ce5">
            <text:p>Cavett Robert</text:p>
          </table:table-cell>
          <table:table-cell office:value-type="string" table:style-name="ce5">
            <text:p>Mi mozgatja az embereket?</text:p>
          </table:table-cell>
          <table:table-cell office:value-type="float" office:value="2010" table:style-name="ce5">
            <text:p>2010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52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6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Gondolj merészet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54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7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Sikergondolkodás</text:p>
          </table:table-cell>
          <table:table-cell office:value-type="float" office:value="2008" table:style-name="ce5">
            <text:p>2008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55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8</text:p>
          </table:table-cell>
          <table:table-cell office:value-type="string" table:style-name="ce5">
            <text:p>Brian Klemmer</text:p>
          </table:table-cell>
          <table:table-cell office:value-type="string" table:style-name="ce5">
            <text:p>Éntérkép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56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8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8. szokás</text:p>
          </table:table-cell>
          <table:table-cell office:value-type="float" office:value="2010" table:style-name="ce5">
            <text:p>2010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963 973 057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3</text:p>
          </table:table-cell>
          <table:table-cell office:value-type="string" table:style-name="ce5">
            <text:p>Jim Rohn</text:p>
          </table:table-cell>
          <table:table-cell office:value-type="string" table:style-name="ce5">
            <text:p>A jólét és boldogság 7 stratégiája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63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1</text:p>
          </table:table-cell>
          <table:table-cell office:value-type="string" table:style-name="ce5">
            <text:p>David Cottrell</text:p>
          </table:table-cell>
          <table:table-cell office:value-type="string" table:style-name="ce5">
            <text:p>Hétfő reggeli döntések - 12 lépés a kiválóságig</text:p>
          </table:table-cell>
          <table:table-cell office:value-type="float" office:value="2009" table:style-name="ce5">
            <text:p>2009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65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47</text:p>
          </table:table-cell>
          <table:table-cell office:value-type="string" table:style-name="ce5">
            <text:p>William H. Danforth</text:p>
          </table:table-cell>
          <table:table-cell office:value-type="string" table:style-name="ce5">
            <text:p>Fogadjunk! Meg tudod csinálni...</text:p>
          </table:table-cell>
          <table:table-cell office:value-type="float" office:value="2009" table:style-name="ce5">
            <text:p>2009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978 963 973 067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9</text:p>
          </table:table-cell>
          <table:table-cell office:value-type="string" table:style-name="ce5">
            <text:p>Randy Gage</text:p>
          </table:table-cell>
          <table:table-cell office:value-type="string" table:style-name="ce5">
            <text:p>Hogyan építsünk MLM pénzgyárat</text:p>
          </table:table-cell>
          <table:table-cell office:value-type="float" office:value="2011" table:style-name="ce5">
            <text:p>2011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68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0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Repülési Terv</text:p>
          </table:table-cell>
          <table:table-cell office:value-type="float" office:value="2009" table:style-name="ce5">
            <text:p>2009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70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0</text:p>
          </table:table-cell>
          <table:table-cell office:value-type="string" table:style-name="ce5">
            <text:p>Rich DeVos</text:p>
          </table:table-cell>
          <table:table-cell office:value-type="string" table:style-name="ce5">
            <text:p>10 kulcsmondat pozitív embereknek</text:p>
          </table:table-cell>
          <table:table-cell office:value-type="float" office:value="2009" table:style-name="ce5">
            <text:p>2009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973 07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3</text:p>
          </table:table-cell>
          <table:table-cell office:value-type="string" table:style-name="ce5">
            <text:p>John Milton Fogg</text:p>
          </table:table-cell>
          <table:table-cell office:value-type="string" table:style-name="ce5">
            <text:p>A világ legnagyobb hálózatszervezője</text:p>
          </table:table-cell>
          <table:table-cell office:value-type="float" office:value="2009" table:style-name="ce5">
            <text:p>2009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72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2B</text:p>
          </table:table-cell>
          <table:table-cell office:value-type="string" table:style-name="ce5">
            <text:p>Dale Carnegie</text:p>
          </table:table-cell>
          <table:table-cell office:value-type="string" table:style-name="ce5">
            <text:p>Hogyan fejezzük be az aggódást és kezdjünk el élni - Sikerkalauz 2.</text:p>
          </table:table-cell>
          <table:table-cell office:value-type="float" office:value="2008" table:style-name="ce5">
            <text:p>2008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963 973 077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5</text:p>
          </table:table-cell>
          <table:table-cell office:value-type="string" table:style-name="ce5">
            <text:p>Kim Kiyosaki</text:p>
          </table:table-cell>
          <table:table-cell office:value-type="string" table:style-name="ce5">
            <text:p>Gazdag nő</text:p>
          </table:table-cell>
          <table:table-cell office:value-type="float" office:value="2010" table:style-name="ce5">
            <text:p>2010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78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07</text:p>
          </table:table-cell>
          <table:table-cell office:value-type="string" table:style-name="ce5">
            <text:p>Guy Kawasaki</text:p>
          </table:table-cell>
          <table:table-cell office:value-type="string" table:style-name="ce5">
            <text:p>Szabályok forradalmároknak</text:p>
          </table:table-cell>
          <table:table-cell office:value-type="float" office:value="2010" table:style-name="ce5">
            <text:p>2010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79 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1B</text:p>
          </table:table-cell>
          <table:table-cell office:value-type="string" table:style-name="ce5">
            <text:p>Dale Carnegie</text:p>
          </table:table-cell>
          <table:table-cell office:value-type="string" table:style-name="ce5">
            <text:p>Hogyan szerezzünk barátokat és befolyásoljuk az embereket - Sikerkalauz 1.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80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4</text:p>
          </table:table-cell>
          <table:table-cell office:value-type="string" table:style-name="ce5">
            <text:p>Bryan Thayer</text:p>
          </table:table-cell>
          <table:table-cell office:value-type="string" table:style-name="ce5">
            <text:p>Kapcsolati háló</text:p>
          </table:table-cell>
          <table:table-cell office:value-type="float" office:value="2009" table:style-name="ce5">
            <text:p>2009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84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6</text:p>
          </table:table-cell>
          <table:table-cell office:value-type="string" table:style-name="ce5">
            <text:p>Napoleon Hill Foundation</text:p>
          </table:table-cell>
          <table:table-cell office:value-type="string" table:style-name="ce5">
            <text:p>Három lábnyira az aranytól</text:p>
          </table:table-cell>
          <table:table-cell office:value-type="float" office:value="2010" table:style-name="ce5">
            <text:p>2010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86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0</text:p>
          </table:table-cell>
          <table:table-cell office:value-type="string" table:style-name="ce5">
            <text:p>Klontz-Klontz-Kahler</text:p>
          </table:table-cell>
          <table:table-cell office:value-type="string" table:style-name="ce5">
            <text:p>Gazdagságra hangolva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89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18B</text:p>
          </table:table-cell>
          <table:table-cell office:value-type="string" table:style-name="ce5">
            <text:p>Canfield-Hansen</text:p>
          </table:table-cell>
          <table:table-cell office:value-type="string" table:style-name="ce5">
            <text:p>Erőleves a léleknek 3. - újabb 101 erőt adó és lélekemelő történet</text:p>
          </table:table-cell>
          <table:table-cell office:value-type="float" office:value="2010" table:style-name="ce5">
            <text:p>2010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978 963 973 097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2</text:p>
          </table:table-cell>
          <table:table-cell office:value-type="string" table:style-name="ce5">
            <text:p>Og Mandino</text:p>
          </table:table-cell>
          <table:table-cell office:value-type="string" table:style-name="ce5">
            <text:p>Jobban élni</text:p>
          </table:table-cell>
          <table:table-cell office:value-type="float" office:value="2010" table:style-name="ce5">
            <text:p>2010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915</text:p>
          </table:table-cell>
          <table:table-cell table:number-columns-repeated="16378"/>
        </table:table-row>
        <table:table-row table:number-rows-repeated="1048463" table:style-name="ro1">
          <table:table-cell table:number-columns-repeated="16384"/>
        </table:table-row>
        <table:named-expressions>
          <table:named-range table:name="HTML_1" table:cell-range-address="konyvek.$A$1:konyvek.$F$113" table:base-cell-address="konyvek.$A$1"/>
          <table:named-range table:name="HTML_all" table:cell-range-address="konyvek.$A$1:konyvek.$F$113" table:base-cell-address="konyvek.$A$1"/>
          <table:named-range table:name="HTML_tables" table:cell-range-address="konyvek.$A$1" table:base-cell-address="konyvek.$A$1"/>
        </table:named-expressions>
      </table:table>
      <table:table table:name="kolcsonzo" table:style-name="ta1">
        <table:table-column table:style-name="co7" table:default-cell-style-name="ce1"/>
        <table:table-column table:style-name="co8" table:number-columns-repeated="1023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ev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8">
            <text:p>Patta Nóra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8">
            <text:p>Pár Zoltán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8">
            <text:p>Pop Simon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8">
            <text:p>Remek Elek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8">
            <text:p>Beviz Elek</text:p>
          </table:table-cell>
          <table:table-cell table:number-columns-repeated="1638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8">
            <text:p>Szalmon Ella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8">
            <text:p>Techno Kolos</text:p>
          </table:table-cell>
          <table:table-cell table:number-columns-repeated="1638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8">
            <text:p>Trab Antal</text:p>
          </table:table-cell>
          <table:table-cell table:number-columns-repeated="1638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8">
            <text:p>Ultra Viola</text:p>
          </table:table-cell>
          <table:table-cell table:number-columns-repeated="1638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8">
            <text:p>Am Erika</text:p>
          </table:table-cell>
          <table:table-cell table:number-columns-repeated="1638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8">
            <text:p>Bac Ilus</text:p>
          </table:table-cell>
          <table:table-cell table:number-columns-repeated="1638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8">
            <text:p>Citad Ella</text:p>
          </table:table-cell>
          <table:table-cell table:number-columns-repeated="1638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8">
            <text:p>Dil Emma</text:p>
          </table:table-cell>
          <table:table-cell table:number-columns-repeated="1638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8">
            <text:p>Eszte Lenke</text:p>
          </table:table-cell>
          <table:table-cell table:number-columns-repeated="1638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8">
            <text:p>Feles Elek</text:p>
          </table:table-cell>
          <table:table-cell table:number-columns-repeated="1638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8">
            <text:p>Git Áron</text:p>
          </table:table-cell>
          <table:table-cell table:number-columns-repeated="1638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8">
            <text:p>Har Mónika</text:p>
          </table:table-cell>
          <table:table-cell table:number-columns-repeated="1638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8">
            <text:p>Heu Réka</text:p>
          </table:table-cell>
          <table:table-cell table:number-columns-repeated="1638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8">
            <text:p>Hü Jenő</text:p>
          </table:table-cell>
          <table:table-cell table:number-columns-repeated="1638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8">
            <text:p>Kukor Ica</text:p>
          </table:table-cell>
          <table:table-cell table:number-columns-repeated="1638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8">
            <text:p>Kala Pál</text:p>
          </table:table-cell>
          <table:table-cell table:number-columns-repeated="1638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8">
            <text:p>Külö Nóra</text:p>
          </table:table-cell>
          <table:table-cell table:number-columns-repeated="1638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8">
            <text:p>Körm Ödön</text:p>
          </table:table-cell>
          <table:table-cell table:number-columns-repeated="1638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8">
            <text:p>Kér Ede</text:p>
          </table:table-cell>
          <table:table-cell table:number-columns-repeated="1638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8">
            <text:p>Major Anna</text:p>
          </table:table-cell>
          <table:table-cell table:number-columns-repeated="1638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8">
            <text:p>Meg Győző</text:p>
          </table:table-cell>
          <table:table-cell table:number-columns-repeated="1638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8">
            <text:p>Vak Cina</text:p>
          </table:table-cell>
          <table:table-cell table:number-columns-repeated="1638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8">
            <text:p>Veg Eta</text:p>
          </table:table-cell>
          <table:table-cell table:number-columns-repeated="1638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8">
            <text:p>Virra Dóra</text:p>
          </table:table-cell>
          <table:table-cell table:number-columns-repeated="1638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8">
            <text:p>Vég Béla</text:p>
          </table:table-cell>
          <table:table-cell table:number-columns-repeated="1638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8">
            <text:p>Wincs Eszter</text:p>
          </table:table-cell>
          <table:table-cell table:number-columns-repeated="1638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8">
            <text:p>Kasza Blanka</text:p>
          </table:table-cell>
          <table:table-cell table:number-columns-repeated="1638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8">
            <text:p>Kispál Inka</text:p>
          </table:table-cell>
          <table:table-cell table:number-columns-repeated="1638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8">
            <text:p>Pofá Zoltán</text:p>
          </table:table-cell>
          <table:table-cell table:number-columns-repeated="1638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8">
            <text:p>Tank Aranka</text:p>
          </table:table-cell>
          <table:table-cell table:number-columns-repeated="1638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8">
            <text:p>Bekre Pál</text:p>
          </table:table-cell>
          <table:table-cell table:number-columns-repeated="1638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8">
            <text:p>Mortad Ella</text:p>
          </table:table-cell>
          <table:table-cell table:number-columns-repeated="1638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8">
            <text:p>Trap Pista</text:p>
          </table:table-cell>
          <table:table-cell table:number-columns-repeated="1638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8">
            <text:p>Fejet Lenke</text:p>
          </table:table-cell>
          <table:table-cell table:number-columns-repeated="1638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8">
            <text:p>Fá Zoltán</text:p>
          </table:table-cell>
          <table:table-cell table:number-columns-repeated="1638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8">
            <text:p>Minden Áron</text:p>
          </table:table-cell>
          <table:table-cell table:number-columns-repeated="1638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8">
            <text:p>Csin Csilla</text:p>
          </table:table-cell>
          <table:table-cell table:number-columns-repeated="1638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8">
            <text:p>Mor Zsolt</text:p>
          </table:table-cell>
          <table:table-cell table:number-columns-repeated="1638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8">
            <text:p>Rabsz Olga</text:p>
          </table:table-cell>
          <table:table-cell table:number-columns-repeated="1638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8">
            <text:p>Patkóm Ágnes</text:p>
          </table:table-cell>
          <table:table-cell table:number-columns-repeated="1638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8">
            <text:p>Locsolók Anna</text:p>
          </table:table-cell>
          <table:table-cell table:number-columns-repeated="1638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8">
            <text:p>Riz Ottó</text:p>
          </table:table-cell>
          <table:table-cell table:number-columns-repeated="1638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8">
            <text:p>Nemer Eszti</text:p>
          </table:table-cell>
          <table:table-cell table:number-columns-repeated="16382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8">
            <text:p>Ne Pál</text:p>
          </table:table-cell>
          <table:table-cell table:number-columns-repeated="1638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8">
            <text:p>Ka Pál</text:p>
          </table:table-cell>
          <table:table-cell table:number-columns-repeated="1638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8">
            <text:p>Elektrom Ágnes</text:p>
          </table:table-cell>
          <table:table-cell table:number-columns-repeated="1638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8">
            <text:p>Hú Zóra</text:p>
          </table:table-cell>
          <table:table-cell table:number-columns-repeated="1638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8">
            <text:p>Raj Zóra</text:p>
          </table:table-cell>
          <table:table-cell table:number-columns-repeated="1638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8">
            <text:p>Dia Dóra</text:p>
          </table:table-cell>
          <table:table-cell table:number-columns-repeated="1638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8">
            <text:p>Tök Ödön</text:p>
          </table:table-cell>
          <table:table-cell table:number-columns-repeated="16382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8">
            <text:p>Ria Dóra</text:p>
          </table:table-cell>
          <table:table-cell table:number-columns-repeated="16382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8">
            <text:p>Lev Elek</text:p>
          </table:table-cell>
          <table:table-cell table:number-columns-repeated="16382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8">
            <text:p>Hot Elek</text:p>
          </table:table-cell>
          <table:table-cell table:number-columns-repeated="16382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8">
            <text:p>Teásk Anna</text:p>
          </table:table-cell>
          <table:table-cell table:number-columns-repeated="16382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8">
            <text:p>Bármi Áron</text:p>
          </table:table-cell>
          <table:table-cell table:number-columns-repeated="16382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8">
            <text:p>Metall Ica</text:p>
          </table:table-cell>
          <table:table-cell table:number-columns-repeated="16382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8">
            <text:p>Bor Virág</text:p>
          </table:table-cell>
          <table:table-cell table:number-columns-repeated="1638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8">
            <text:p>Nyúl Kálmán</text:p>
          </table:table-cell>
          <table:table-cell table:number-columns-repeated="16382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8">
            <text:p>Ipsz Ilonka</text:p>
          </table:table-cell>
          <table:table-cell table:number-columns-repeated="1638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8">
            <text:p>Mikorka Kálmán</text:p>
          </table:table-cell>
          <table:table-cell table:number-columns-repeated="16382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8">
            <text:p>Szikla Szilárd</text:p>
          </table:table-cell>
          <table:table-cell table:number-columns-repeated="16382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8">
            <text:p>Ebéd Elek</text:p>
          </table:table-cell>
          <table:table-cell table:number-columns-repeated="16382"/>
        </table:table-row>
        <table:table-row table:number-rows-repeated="1048508" table:style-name="ro3">
          <table:table-cell table:number-columns-repeated="16384"/>
        </table:table-row>
      </table:table>
      <table:table table:name="kolcsonzes" table:style-name="ta1"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2">
            <text:p>konyvID</text:p>
          </table:table-cell>
          <table:table-cell office:value-type="string" table:style-name="ce2">
            <text:p>kolcsonzoID</text:p>
          </table:table-cell>
          <table:table-cell office:value-type="string" table:style-name="ce2">
            <text:p>kivetelDatum</text:p>
          </table:table-cell>
          <table:table-cell office:value-type="string" table:style-name="ce9">
            <text:p>peldany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2-10T05:28:08" table:style-name="ce10">
            <text:p>2020.02.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2" table:formula="of:=INDEX([konyvek.$A$2:.$A$113];RAND()*110+2)" table:style-name="ce1">
            <text:p>J32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2-10T07:06:54" table:style-name="ce10">
            <text:p>2020.02.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30" table:formula="of:=INT(RAND()*66+1)" table:style-name="ce1">
            <text:p>30</text:p>
          </table:table-cell>
          <table:table-cell office:value-type="date" office:date-value="2020-02-10T09:57:25" table:style-name="ce10">
            <text:p>2020.02.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03B" table:formula="of:=INDEX([konyvek.$A$2:.$A$113];RAND()*110+2)" table:style-name="ce1">
            <text:p>M03B</text:p>
          </table:table-cell>
          <table:table-cell office:value-type="float" office:value="4" table:formula="of:=INT(RAND()*66+1)" table:style-name="ce1">
            <text:p>4</text:p>
          </table:table-cell>
          <table:table-cell office:value-type="date" office:date-value="2020-02-10T10:07:32" table:style-name="ce10">
            <text:p>2020.02.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25B" table:formula="of:=INDEX([konyvek.$A$2:.$A$113];RAND()*110+2)" table:style-name="ce1">
            <text:p>T25B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2-10T11:16:05" table:style-name="ce10">
            <text:p>2020.02.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8" table:formula="of:=INDEX([konyvek.$A$2:.$A$113];RAND()*110+2)" table:style-name="ce1">
            <text:p>UK08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2-10T12:03:57" table:style-name="ce10">
            <text:p>2020.02.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4" table:formula="of:=INDEX([konyvek.$A$2:.$A$113];RAND()*110+2)" table:style-name="ce1">
            <text:p>UK04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2-10T13:09:01" table:style-name="ce10">
            <text:p>2020.02.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8" table:formula="of:=INDEX([konyvek.$A$2:.$A$113];RAND()*110+2)" table:style-name="ce1">
            <text:p>T38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2-10T13:55:27" table:style-name="ce10">
            <text:p>2020.02.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29" table:formula="of:=INDEX([konyvek.$A$2:.$A$113];RAND()*110+2)" table:style-name="ce1">
            <text:p>J29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2-10T15:41:41" table:style-name="ce10">
            <text:p>2020.02.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5" table:formula="of:=INDEX([konyvek.$A$2:.$A$113];RAND()*110+2)" table:style-name="ce1">
            <text:p>J45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2-10T15:44:37" table:style-name="ce10">
            <text:p>2020.02.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7" table:formula="of:=INDEX([konyvek.$A$2:.$A$113];RAND()*110+2)" table:style-name="ce1">
            <text:p>M27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2-10T16:20:14" table:style-name="ce10">
            <text:p>2020.02.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36" table:formula="of:=INDEX([konyvek.$A$2:.$A$113];RAND()*110+2)" table:style-name="ce1">
            <text:p>J36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2-11T09:36:26" table:style-name="ce10">
            <text:p>2020.02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46" table:formula="of:=INDEX([konyvek.$A$2:.$A$113];RAND()*110+2)" table:style-name="ce1">
            <text:p>T46</text:p>
          </table:table-cell>
          <table:table-cell office:value-type="float" office:value="42" table:formula="of:=INT(RAND()*66+1)" table:style-name="ce1">
            <text:p>42</text:p>
          </table:table-cell>
          <table:table-cell office:value-type="date" office:date-value="2020-02-11T14:12:57" table:style-name="ce10">
            <text:p>2020.02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34" table:formula="of:=INDEX([konyvek.$A$2:.$A$113];RAND()*110+2)" table:style-name="ce1">
            <text:p>J34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2-11T20:48:41" table:style-name="ce10">
            <text:p>2020.02.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K17A" table:formula="of:=INDEX([konyvek.$A$2:.$A$113];RAND()*110+2)" table:style-name="ce1">
            <text:p>K17A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2-12T07:46:22" table:style-name="ce10">
            <text:p>2020.02.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42B" table:formula="of:=INDEX([konyvek.$A$2:.$A$113];RAND()*110+2)" table:style-name="ce1">
            <text:p>T42B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2-12T11:01:51" table:style-name="ce10">
            <text:p>2020.02.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03B" table:formula="of:=INDEX([konyvek.$A$2:.$A$113];RAND()*110+2)" table:style-name="ce1">
            <text:p>M03B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2-12T14:23:41" table:style-name="ce10">
            <text:p>2020.02.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6" table:formula="of:=INDEX([konyvek.$A$2:.$A$113];RAND()*110+2)" table:style-name="ce1">
            <text:p>M26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2-12T14:36:39" table:style-name="ce10">
            <text:p>2020.02.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47" table:formula="of:=INDEX([konyvek.$A$2:.$A$113];RAND()*110+2)" table:style-name="ce1">
            <text:p>S47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2-12T15:28:00" table:style-name="ce10">
            <text:p>2020.02.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27" table:formula="of:=INDEX([konyvek.$A$2:.$A$113];RAND()*110+2)" table:style-name="ce1">
            <text:p>J27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2-12T18:26:43" table:style-name="ce10">
            <text:p>2020.02.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51B" table:formula="of:=INDEX([konyvek.$A$2:.$A$113];RAND()*110+2)" table:style-name="ce1">
            <text:p>A51B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2-12T21:39:02" table:style-name="ce10">
            <text:p>2020.02.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05E" table:formula="of:=INDEX([konyvek.$A$2:.$A$113];RAND()*110+2)" table:style-name="ce1">
            <text:p>T05E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2-13T03:42:52" table:style-name="ce10">
            <text:p>2020.02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0" table:formula="of:=INDEX([konyvek.$A$2:.$A$113];RAND()*110+2)" table:style-name="ce1">
            <text:p>T50</text:p>
          </table:table-cell>
          <table:table-cell office:value-type="float" office:value="28" table:formula="of:=INT(RAND()*66+1)" table:style-name="ce1">
            <text:p>28</text:p>
          </table:table-cell>
          <table:table-cell office:value-type="date" office:date-value="2020-02-13T05:57:53" table:style-name="ce10">
            <text:p>2020.02.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12" table:formula="of:=INDEX([konyvek.$A$2:.$A$113];RAND()*110+2)" table:style-name="ce1">
            <text:p>M12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2-13T09:43:02" table:style-name="ce10">
            <text:p>2020.02.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2-13T09:52:11" table:style-name="ce10">
            <text:p>2020.02.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5" table:formula="of:=INDEX([konyvek.$A$2:.$A$113];RAND()*110+2)" table:style-name="ce1">
            <text:p>UK05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2-13T14:07:32" table:style-name="ce10">
            <text:p>2020.02.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86" table:formula="of:=INDEX([konyvek.$A$2:.$A$113];RAND()*110+2)" table:style-name="ce1">
            <text:p>A86</text:p>
          </table:table-cell>
          <table:table-cell office:value-type="float" office:value="62" table:formula="of:=INT(RAND()*66+1)" table:style-name="ce1">
            <text:p>62</text:p>
          </table:table-cell>
          <table:table-cell office:value-type="date" office:date-value="2020-02-13T16:13:20" table:style-name="ce10">
            <text:p>2020.02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22" table:formula="of:=INT(RAND()*66+1)" table:style-name="ce1">
            <text:p>22</text:p>
          </table:table-cell>
          <table:table-cell office:value-type="date" office:date-value="2020-02-13T23:19:36" table:style-name="ce10">
            <text:p>2020.02.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31" table:formula="of:=INDEX([konyvek.$A$2:.$A$113];RAND()*110+2)" table:style-name="ce1">
            <text:p>T31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2-14T08:22:59" table:style-name="ce10">
            <text:p>2020.02.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46" table:formula="of:=INDEX([konyvek.$A$2:.$A$113];RAND()*110+2)" table:style-name="ce1">
            <text:p>T46</text:p>
          </table:table-cell>
          <table:table-cell office:value-type="float" office:value="23" table:formula="of:=INT(RAND()*66+1)" table:style-name="ce1">
            <text:p>23</text:p>
          </table:table-cell>
          <table:table-cell office:value-type="date" office:date-value="2020-02-14T12:30:54" table:style-name="ce10">
            <text:p>2020.02.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2-14T20:29:02" table:style-name="ce10">
            <text:p>2020.02.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26" table:formula="of:=INDEX([konyvek.$A$2:.$A$113];RAND()*110+2)" table:style-name="ce1">
            <text:p>J26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2-14T22:55:56" table:style-name="ce10">
            <text:p>2020.02.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5" table:formula="of:=INDEX([konyvek.$A$2:.$A$113];RAND()*110+2)" table:style-name="ce1">
            <text:p>UK05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2-15T05:06:04" table:style-name="ce10">
            <text:p>2020.02.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38" table:formula="of:=INT(RAND()*66+1)" table:style-name="ce1">
            <text:p>38</text:p>
          </table:table-cell>
          <table:table-cell office:value-type="date" office:date-value="2020-02-15T08:28:34" table:style-name="ce10">
            <text:p>2020.02.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6" table:formula="of:=INDEX([konyvek.$A$2:.$A$113];RAND()*110+2)" table:style-name="ce1">
            <text:p>T36</text:p>
          </table:table-cell>
          <table:table-cell office:value-type="float" office:value="47" table:formula="of:=INT(RAND()*66+1)" table:style-name="ce1">
            <text:p>47</text:p>
          </table:table-cell>
          <table:table-cell office:value-type="date" office:date-value="2020-02-15T09:35:16" table:style-name="ce10">
            <text:p>2020.02.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37" table:formula="of:=INDEX([konyvek.$A$2:.$A$113];RAND()*110+2)" table:style-name="ce1">
            <text:p>T37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2-15T10:00:09" table:style-name="ce10">
            <text:p>2020.02.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2-15T12:17:25" table:style-name="ce10">
            <text:p>2020.02.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2-15T14:02:44" table:style-name="ce10">
            <text:p>2020.02.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B33" table:formula="of:=INDEX([konyvek.$A$2:.$A$113];RAND()*110+2)" table:style-name="ce1">
            <text:p>B33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2-16T05:18:11" table:style-name="ce10">
            <text:p>2020.02.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A51B" table:formula="of:=INDEX([konyvek.$A$2:.$A$113];RAND()*110+2)" table:style-name="ce1">
            <text:p>A51B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2-16T11:50:44" table:style-name="ce10">
            <text:p>2020.02.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11" table:formula="of:=INDEX([konyvek.$A$2:.$A$113];RAND()*110+2)" table:style-name="ce1">
            <text:p>M11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2-16T13:58:43" table:style-name="ce10">
            <text:p>2020.02.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64" table:formula="of:=INT(RAND()*66+1)" table:style-name="ce1">
            <text:p>64</text:p>
          </table:table-cell>
          <table:table-cell office:value-type="date" office:date-value="2020-02-16T14:12:42" table:style-name="ce10">
            <text:p>2020.02.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55" table:formula="of:=INDEX([konyvek.$A$2:.$A$113];RAND()*110+2)" table:style-name="ce1">
            <text:p>T55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2-16T20:23:44" table:style-name="ce10">
            <text:p>2020.02.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2-17T05:29:44" table:style-name="ce10">
            <text:p>2020.02.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3" table:formula="of:=INDEX([konyvek.$A$2:.$A$113];RAND()*110+2)" table:style-name="ce1">
            <text:p>M23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2-17T09:59:20" table:style-name="ce10">
            <text:p>2020.02.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67" table:formula="of:=INDEX([konyvek.$A$2:.$A$113];RAND()*110+2)" table:style-name="ce1">
            <text:p>T67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2-17T11:38:25" table:style-name="ce10">
            <text:p>2020.02.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08" table:formula="of:=INDEX([konyvek.$A$2:.$A$113];RAND()*110+2)" table:style-name="ce1">
            <text:p>M08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2-17T13:49:39" table:style-name="ce10">
            <text:p>2020.02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04" table:formula="of:=INDEX([konyvek.$A$2:.$A$113];RAND()*110+2)" table:style-name="ce1">
            <text:p>M04</text:p>
          </table:table-cell>
          <table:table-cell office:value-type="float" office:value="42" table:formula="of:=INT(RAND()*66+1)" table:style-name="ce1">
            <text:p>42</text:p>
          </table:table-cell>
          <table:table-cell office:value-type="date" office:date-value="2020-02-17T20:11:56" table:style-name="ce10">
            <text:p>2020.02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711" table:formula="of:=INDEX([konyvek.$A$2:.$A$113];RAND()*110+2)" table:style-name="ce1">
            <text:p>A711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2-17T20:37:08" table:style-name="ce10">
            <text:p>2020.02.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13C" table:formula="of:=INDEX([konyvek.$A$2:.$A$113];RAND()*110+2)" table:style-name="ce1">
            <text:p>T13C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2-17T23:54:41" table:style-name="ce10">
            <text:p>2020.02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5" table:formula="of:=INDEX([konyvek.$A$2:.$A$113];RAND()*110+2)" table:style-name="ce1">
            <text:p>T65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2-18T00:42:31" table:style-name="ce10">
            <text:p>2020.02.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47" table:formula="of:=INT(RAND()*66+1)" table:style-name="ce1">
            <text:p>47</text:p>
          </table:table-cell>
          <table:table-cell office:value-type="date" office:date-value="2020-02-18T02:15:42" table:style-name="ce10">
            <text:p>2020.02.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34" table:formula="of:=INDEX([konyvek.$A$2:.$A$113];RAND()*110+2)" table:style-name="ce1">
            <text:p>T34</text:p>
          </table:table-cell>
          <table:table-cell office:value-type="float" office:value="30" table:formula="of:=INT(RAND()*66+1)" table:style-name="ce1">
            <text:p>30</text:p>
          </table:table-cell>
          <table:table-cell office:value-type="date" office:date-value="2020-02-18T11:26:27" table:style-name="ce10">
            <text:p>2020.02.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5" table:formula="of:=INDEX([konyvek.$A$2:.$A$113];RAND()*110+2)" table:style-name="ce1">
            <text:p>UK05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2-18T13:09:47" table:style-name="ce10">
            <text:p>2020.02.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5" table:formula="of:=INDEX([konyvek.$A$2:.$A$113];RAND()*110+2)" table:style-name="ce1">
            <text:p>UK05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2-18T16:02:17" table:style-name="ce10">
            <text:p>2020.02.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2-19T00:41:46" table:style-name="ce10">
            <text:p>2020.02.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2-19T01:26:16" table:style-name="ce10">
            <text:p>2020.02.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49" table:formula="of:=INDEX([konyvek.$A$2:.$A$113];RAND()*110+2)" table:style-name="ce1">
            <text:p>T49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2-19T02:32:31" table:style-name="ce10">
            <text:p>2020.02.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2-19T05:10:42" table:style-name="ce10">
            <text:p>2020.02.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3" table:formula="of:=INDEX([konyvek.$A$2:.$A$113];RAND()*110+2)" table:style-name="ce1">
            <text:p>UK03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2-19T08:36:56" table:style-name="ce10">
            <text:p>2020.02.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65" table:formula="of:=INDEX([konyvek.$A$2:.$A$113];RAND()*110+2)" table:style-name="ce1">
            <text:p>T65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2-19T09:41:50" table:style-name="ce10">
            <text:p>2020.02.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0" table:formula="of:=INDEX([konyvek.$A$2:.$A$113];RAND()*110+2)" table:style-name="ce1">
            <text:p>J40</text:p>
          </table:table-cell>
          <table:table-cell office:value-type="float" office:value="56" table:formula="of:=INT(RAND()*66+1)" table:style-name="ce1">
            <text:p>56</text:p>
          </table:table-cell>
          <table:table-cell office:value-type="date" office:date-value="2020-02-19T15:10:36" table:style-name="ce10">
            <text:p>2020.02.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2-19T16:04:28" table:style-name="ce10">
            <text:p>2020.02.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26" table:formula="of:=INDEX([konyvek.$A$2:.$A$113];RAND()*110+2)" table:style-name="ce1">
            <text:p>M26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2-19T19:32:17" table:style-name="ce10">
            <text:p>2020.02.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2-19T21:33:36" table:style-name="ce10">
            <text:p>2020.02.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2-19T23:07:07" table:style-name="ce10">
            <text:p>2020.02.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30" table:formula="of:=INDEX([konyvek.$A$2:.$A$113];RAND()*110+2)" table:style-name="ce1">
            <text:p>J30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2-19T23:22:21" table:style-name="ce10">
            <text:p>2020.02.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711" table:formula="of:=INDEX([konyvek.$A$2:.$A$113];RAND()*110+2)" table:style-name="ce1">
            <text:p>A711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2-20T05:04:54" table:style-name="ce10">
            <text:p>2020.02.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11" table:formula="of:=INT(RAND()*66+1)" table:style-name="ce1">
            <text:p>11</text:p>
          </table:table-cell>
          <table:table-cell office:value-type="date" office:date-value="2020-02-20T05:41:56" table:style-name="ce10">
            <text:p>2020.02.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17" table:formula="of:=INDEX([konyvek.$A$2:.$A$113];RAND()*110+2)" table:style-name="ce1">
            <text:p>J17</text:p>
          </table:table-cell>
          <table:table-cell office:value-type="float" office:value="23" table:formula="of:=INT(RAND()*66+1)" table:style-name="ce1">
            <text:p>23</text:p>
          </table:table-cell>
          <table:table-cell office:value-type="date" office:date-value="2020-02-20T13:08:04" table:style-name="ce10">
            <text:p>2020.02.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A51B" table:formula="of:=INDEX([konyvek.$A$2:.$A$113];RAND()*110+2)" table:style-name="ce1">
            <text:p>A51B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2-20T14:16:10" table:style-name="ce10">
            <text:p>2020.02.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1" table:formula="of:=INDEX([konyvek.$A$2:.$A$113];RAND()*110+2)" table:style-name="ce1">
            <text:p>T31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2-20T19:48:18" table:style-name="ce10">
            <text:p>2020.02.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1" table:formula="of:=INDEX([konyvek.$A$2:.$A$113];RAND()*110+2)" table:style-name="ce1">
            <text:p>UK01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2-21T02:23:15" table:style-name="ce10">
            <text:p>2020.02.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41" table:formula="of:=INDEX([konyvek.$A$2:.$A$113];RAND()*110+2)" table:style-name="ce1">
            <text:p>K41</text:p>
          </table:table-cell>
          <table:table-cell office:value-type="float" office:value="56" table:formula="of:=INT(RAND()*66+1)" table:style-name="ce1">
            <text:p>56</text:p>
          </table:table-cell>
          <table:table-cell office:value-type="date" office:date-value="2020-02-21T10:06:50" table:style-name="ce10">
            <text:p>2020.02.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7" table:formula="of:=INDEX([konyvek.$A$2:.$A$113];RAND()*110+2)" table:style-name="ce1">
            <text:p>UK07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2-21T12:37:08" table:style-name="ce10">
            <text:p>2020.02.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3" table:formula="of:=INDEX([konyvek.$A$2:.$A$113];RAND()*110+2)" table:style-name="ce1">
            <text:p>M23</text:p>
          </table:table-cell>
          <table:table-cell office:value-type="float" office:value="46" table:formula="of:=INT(RAND()*66+1)" table:style-name="ce1">
            <text:p>46</text:p>
          </table:table-cell>
          <table:table-cell office:value-type="date" office:date-value="2020-02-21T20:48:01" table:style-name="ce10">
            <text:p>2020.02.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37" table:formula="of:=INDEX([konyvek.$A$2:.$A$113];RAND()*110+2)" table:style-name="ce1">
            <text:p>T37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2-22T08:35:50" table:style-name="ce10">
            <text:p>2020.02.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48" table:formula="of:=INDEX([konyvek.$A$2:.$A$113];RAND()*110+2)" table:style-name="ce1">
            <text:p>J48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2-22T18:30:24" table:style-name="ce10">
            <text:p>2020.02.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0" table:formula="of:=INDEX([konyvek.$A$2:.$A$113];RAND()*110+2)" table:style-name="ce1">
            <text:p>J40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2-23T00:15:25" table:style-name="ce10">
            <text:p>2020.02.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6" table:formula="of:=INDEX([konyvek.$A$2:.$A$113];RAND()*110+2)" table:style-name="ce1">
            <text:p>UK06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2-23T01:11:59" table:style-name="ce10">
            <text:p>2020.02.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2-23T02:34:16" table:style-name="ce10">
            <text:p>2020.02.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2-23T10:28:10" table:style-name="ce10">
            <text:p>2020.02.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2-23T16:17:38" table:style-name="ce10">
            <text:p>2020.02.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1" table:formula="of:=INDEX([konyvek.$A$2:.$A$113];RAND()*110+2)" table:style-name="ce1">
            <text:p>UK01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2-23T16:51:31" table:style-name="ce10">
            <text:p>2020.02.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B33" table:formula="of:=INDEX([konyvek.$A$2:.$A$113];RAND()*110+2)" table:style-name="ce1">
            <text:p>B33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2-23T21:00:40" table:style-name="ce10">
            <text:p>2020.02.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6" table:formula="of:=INDEX([konyvek.$A$2:.$A$113];RAND()*110+2)" table:style-name="ce1">
            <text:p>J46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2-23T23:36:44" table:style-name="ce10">
            <text:p>2020.02.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4" table:formula="of:=INDEX([konyvek.$A$2:.$A$113];RAND()*110+2)" table:style-name="ce1">
            <text:p>T34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2-24T01:46:46" table:style-name="ce10">
            <text:p>2020.02.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32" table:formula="of:=INDEX([konyvek.$A$2:.$A$113];RAND()*110+2)" table:style-name="ce1">
            <text:p>M32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2-24T06:09:12" table:style-name="ce10">
            <text:p>2020.02.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23" table:formula="of:=INT(RAND()*66+1)" table:style-name="ce1">
            <text:p>23</text:p>
          </table:table-cell>
          <table:table-cell office:value-type="date" office:date-value="2020-02-24T17:03:25" table:style-name="ce10">
            <text:p>2020.02.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39" table:formula="of:=INDEX([konyvek.$A$2:.$A$113];RAND()*110+2)" table:style-name="ce1">
            <text:p>T39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2-24T22:43:29" table:style-name="ce10">
            <text:p>2020.02.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4" table:formula="of:=INDEX([konyvek.$A$2:.$A$113];RAND()*110+2)" table:style-name="ce1">
            <text:p>J34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2-25T01:32:43" table:style-name="ce10">
            <text:p>2020.02.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03B" table:formula="of:=INDEX([konyvek.$A$2:.$A$113];RAND()*110+2)" table:style-name="ce1">
            <text:p>M03B</text:p>
          </table:table-cell>
          <table:table-cell office:value-type="float" office:value="4" table:formula="of:=INT(RAND()*66+1)" table:style-name="ce1">
            <text:p>4</text:p>
          </table:table-cell>
          <table:table-cell office:value-type="date" office:date-value="2020-02-25T01:45:42" table:style-name="ce10">
            <text:p>2020.02.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3" table:formula="of:=INDEX([konyvek.$A$2:.$A$113];RAND()*110+2)" table:style-name="ce1">
            <text:p>T43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2-25T03:20:18" table:style-name="ce10">
            <text:p>2020.02.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5B" table:formula="of:=INDEX([konyvek.$A$2:.$A$113];RAND()*110+2)" table:style-name="ce1">
            <text:p>T25B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2-25T06:21:26" table:style-name="ce10">
            <text:p>2020.02.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05B" table:formula="of:=INDEX([konyvek.$A$2:.$A$113];RAND()*110+2)" table:style-name="ce1">
            <text:p>K05B</text:p>
          </table:table-cell>
          <table:table-cell office:value-type="float" office:value="46" table:formula="of:=INT(RAND()*66+1)" table:style-name="ce1">
            <text:p>46</text:p>
          </table:table-cell>
          <table:table-cell office:value-type="date" office:date-value="2020-02-25T11:35:31" table:style-name="ce10">
            <text:p>2020.02.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25B" table:formula="of:=INDEX([konyvek.$A$2:.$A$113];RAND()*110+2)" table:style-name="ce1">
            <text:p>T25B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2-26T06:45:42" table:style-name="ce10">
            <text:p>2020.02.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1" table:formula="of:=INDEX([konyvek.$A$2:.$A$113];RAND()*110+2)" table:style-name="ce1">
            <text:p>UK01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2-26T07:07:33" table:style-name="ce10">
            <text:p>2020.02.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42" table:formula="of:=INT(RAND()*66+1)" table:style-name="ce1">
            <text:p>42</text:p>
          </table:table-cell>
          <table:table-cell office:value-type="date" office:date-value="2020-02-26T07:16:12" table:style-name="ce10">
            <text:p>2020.02.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32B" table:formula="of:=INDEX([konyvek.$A$2:.$A$113];RAND()*110+2)" table:style-name="ce1">
            <text:p>A32B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2-26T11:33:55" table:style-name="ce10">
            <text:p>2020.02.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30" table:formula="of:=INDEX([konyvek.$A$2:.$A$113];RAND()*110+2)" table:style-name="ce1">
            <text:p>J30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2-26T11:36:51" table:style-name="ce10">
            <text:p>2020.02.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2-26T15:07:44" table:style-name="ce10">
            <text:p>2020.02.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55" table:formula="of:=INDEX([konyvek.$A$2:.$A$113];RAND()*110+2)" table:style-name="ce1">
            <text:p>T55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2-26T16:30:49" table:style-name="ce10">
            <text:p>2020.02.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21" table:formula="of:=INDEX([konyvek.$A$2:.$A$113];RAND()*110+2)" table:style-name="ce1">
            <text:p>M21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2-26T23:30:33" table:style-name="ce10">
            <text:p>2020.02.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B33" table:formula="of:=INDEX([konyvek.$A$2:.$A$113];RAND()*110+2)" table:style-name="ce1">
            <text:p>B33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2-28T03:46:49" table:style-name="ce10">
            <text:p>2020.02.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32B" table:formula="of:=INDEX([konyvek.$A$2:.$A$113];RAND()*110+2)" table:style-name="ce1">
            <text:p>A32B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2-28T13:53:43" table:style-name="ce10">
            <text:p>2020.02.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04" table:formula="of:=INDEX([konyvek.$A$2:.$A$113];RAND()*110+2)" table:style-name="ce1">
            <text:p>M04</text:p>
          </table:table-cell>
          <table:table-cell office:value-type="float" office:value="65" table:formula="of:=INT(RAND()*66+1)" table:style-name="ce1">
            <text:p>65</text:p>
          </table:table-cell>
          <table:table-cell office:value-type="date" office:date-value="2020-02-28T14:13:21" table:style-name="ce10">
            <text:p>2020.02.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A51B" table:formula="of:=INDEX([konyvek.$A$2:.$A$113];RAND()*110+2)" table:style-name="ce1">
            <text:p>A51B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2-28T15:19:38" table:style-name="ce10">
            <text:p>2020.02.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K07J" table:formula="of:=INDEX([konyvek.$A$2:.$A$113];RAND()*110+2)" table:style-name="ce1">
            <text:p>K07J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2-28T16:19:29" table:style-name="ce10">
            <text:p>2020.02.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2-28T17:14:50" table:style-name="ce10">
            <text:p>2020.02.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9" table:formula="of:=INDEX([konyvek.$A$2:.$A$113];RAND()*110+2)" table:style-name="ce1">
            <text:p>UK09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2-28T18:07:00" table:style-name="ce10">
            <text:p>2020.02.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A52B" table:formula="of:=INDEX([konyvek.$A$2:.$A$113];RAND()*110+2)" table:style-name="ce1">
            <text:p>A52B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2-28T19:39:25" table:style-name="ce10">
            <text:p>2020.02.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09" table:formula="of:=INDEX([konyvek.$A$2:.$A$113];RAND()*110+2)" table:style-name="ce1">
            <text:p>M09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2-28T20:10:46" table:style-name="ce10">
            <text:p>2020.02.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2-29T04:43:30" table:style-name="ce10">
            <text:p>2020.02.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11C" table:formula="of:=INDEX([konyvek.$A$2:.$A$113];RAND()*110+2)" table:style-name="ce1">
            <text:p>T11C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2-29T05:08:40" table:style-name="ce10">
            <text:p>2020.02.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711" table:formula="of:=INDEX([konyvek.$A$2:.$A$113];RAND()*110+2)" table:style-name="ce1">
            <text:p>A711</text:p>
          </table:table-cell>
          <table:table-cell office:value-type="float" office:value="47" table:formula="of:=INT(RAND()*66+1)" table:style-name="ce1">
            <text:p>47</text:p>
          </table:table-cell>
          <table:table-cell office:value-type="date" office:date-value="2020-02-29T11:17:35" table:style-name="ce10">
            <text:p>2020.02.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16" table:formula="of:=INDEX([konyvek.$A$2:.$A$113];RAND()*110+2)" table:style-name="ce1">
            <text:p>M16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2-29T15:03:03" table:style-name="ce10">
            <text:p>2020.02.2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29" table:formula="of:=INDEX([konyvek.$A$2:.$A$113];RAND()*110+2)" table:style-name="ce1">
            <text:p>J29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2-29T17:13:03" table:style-name="ce10">
            <text:p>2020.02.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29" table:formula="of:=INDEX([konyvek.$A$2:.$A$113];RAND()*110+2)" table:style-name="ce1">
            <text:p>M29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2-29T18:03:10" table:style-name="ce10">
            <text:p>2020.02.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B32" table:formula="of:=INDEX([konyvek.$A$2:.$A$113];RAND()*110+2)" table:style-name="ce1">
            <text:p>B32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2-29T19:25:20" table:style-name="ce10">
            <text:p>2020.02.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18" table:formula="of:=INDEX([konyvek.$A$2:.$A$113];RAND()*110+2)" table:style-name="ce1">
            <text:p>M18</text:p>
          </table:table-cell>
          <table:table-cell office:value-type="float" office:value="1" table:formula="of:=INT(RAND()*66+1)" table:style-name="ce1">
            <text:p>1</text:p>
          </table:table-cell>
          <table:table-cell office:value-type="date" office:date-value="2020-03-01T03:25:21" table:style-name="ce10">
            <text:p>2020.03.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1B" table:formula="of:=INDEX([konyvek.$A$2:.$A$113];RAND()*110+2)" table:style-name="ce1">
            <text:p>A51B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3-01T05:04:38" table:style-name="ce10">
            <text:p>2020.03.0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43B" table:formula="of:=INDEX([konyvek.$A$2:.$A$113];RAND()*110+2)" table:style-name="ce1">
            <text:p>A43B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3-01T07:44:13" table:style-name="ce10">
            <text:p>2020.03.0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28" table:formula="of:=INT(RAND()*66+1)" table:style-name="ce1">
            <text:p>28</text:p>
          </table:table-cell>
          <table:table-cell office:value-type="date" office:date-value="2020-03-01T09:57:23" table:style-name="ce10">
            <text:p>2020.03.0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13C" table:formula="of:=INDEX([konyvek.$A$2:.$A$113];RAND()*110+2)" table:style-name="ce1">
            <text:p>T13C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3-01T12:56:48" table:style-name="ce10">
            <text:p>2020.03.0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3B" table:formula="of:=INDEX([konyvek.$A$2:.$A$113];RAND()*110+2)" table:style-name="ce1">
            <text:p>A53B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3-01T18:17:30" table:style-name="ce10">
            <text:p>2020.03.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61B" table:formula="of:=INDEX([konyvek.$A$2:.$A$113];RAND()*110+2)" table:style-name="ce1">
            <text:p>A61B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3-01T18:18:58" table:style-name="ce10">
            <text:p>2020.03.0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3-01T23:01:12" table:style-name="ce10">
            <text:p>2020.03.0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36" table:formula="of:=INDEX([konyvek.$A$2:.$A$113];RAND()*110+2)" table:style-name="ce1">
            <text:p>T36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3-02T05:23:36" table:style-name="ce10">
            <text:p>2020.03.0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3-02T09:41:26" table:style-name="ce10">
            <text:p>2020.03.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4" table:formula="of:=INDEX([konyvek.$A$2:.$A$113];RAND()*110+2)" table:style-name="ce1">
            <text:p>J34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3-02T16:54:54" table:style-name="ce10">
            <text:p>2020.03.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B33" table:formula="of:=INDEX([konyvek.$A$2:.$A$113];RAND()*110+2)" table:style-name="ce1">
            <text:p>B33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3-02T23:16:23" table:style-name="ce10">
            <text:p>2020.03.0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0" table:formula="of:=INDEX([konyvek.$A$2:.$A$113];RAND()*110+2)" table:style-name="ce1">
            <text:p>J30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3-02T23:27:56" table:style-name="ce10">
            <text:p>2020.03.0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07J" table:formula="of:=INDEX([konyvek.$A$2:.$A$113];RAND()*110+2)" table:style-name="ce1">
            <text:p>K07J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3-03T01:28:48" table:style-name="ce10">
            <text:p>2020.03.0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B32" table:formula="of:=INDEX([konyvek.$A$2:.$A$113];RAND()*110+2)" table:style-name="ce1">
            <text:p>B32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3-03T17:20:09" table:style-name="ce10">
            <text:p>2020.03.0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11B" table:formula="of:=INDEX([konyvek.$A$2:.$A$113];RAND()*110+2)" table:style-name="ce1">
            <text:p>A11B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3-04T04:37:34" table:style-name="ce10">
            <text:p>2020.03.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08" table:formula="of:=INDEX([konyvek.$A$2:.$A$113];RAND()*110+2)" table:style-name="ce1">
            <text:p>M08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3-04T07:27:31" table:style-name="ce10">
            <text:p>2020.03.0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11" table:formula="of:=INT(RAND()*66+1)" table:style-name="ce1">
            <text:p>11</text:p>
          </table:table-cell>
          <table:table-cell office:value-type="date" office:date-value="2020-03-04T09:32:08" table:style-name="ce10">
            <text:p>2020.03.0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3-05T20:38:06" table:style-name="ce10">
            <text:p>2020.03.0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56" table:formula="of:=INT(RAND()*66+1)" table:style-name="ce1">
            <text:p>56</text:p>
          </table:table-cell>
          <table:table-cell office:value-type="date" office:date-value="2020-03-06T00:39:01" table:style-name="ce10">
            <text:p>2020.03.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0" table:formula="of:=INDEX([konyvek.$A$2:.$A$113];RAND()*110+2)" table:style-name="ce1">
            <text:p>T40</text:p>
          </table:table-cell>
          <table:table-cell office:value-type="float" office:value="65" table:formula="of:=INT(RAND()*66+1)" table:style-name="ce1">
            <text:p>65</text:p>
          </table:table-cell>
          <table:table-cell office:value-type="date" office:date-value="2020-03-06T03:18:46" table:style-name="ce10">
            <text:p>2020.03.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7" table:formula="of:=INDEX([konyvek.$A$2:.$A$113];RAND()*110+2)" table:style-name="ce1">
            <text:p>J37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3-06T04:47:52" table:style-name="ce10">
            <text:p>2020.03.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8" table:formula="of:=INDEX([konyvek.$A$2:.$A$113];RAND()*110+2)" table:style-name="ce1">
            <text:p>M28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3-06T06:32:08" table:style-name="ce10">
            <text:p>2020.03.0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25B" table:formula="of:=INDEX([konyvek.$A$2:.$A$113];RAND()*110+2)" table:style-name="ce1">
            <text:p>T25B</text:p>
          </table:table-cell>
          <table:table-cell office:value-type="float" office:value="8" table:formula="of:=INT(RAND()*66+1)" table:style-name="ce1">
            <text:p>8</text:p>
          </table:table-cell>
          <table:table-cell office:value-type="date" office:date-value="2020-03-06T06:38:13" table:style-name="ce10">
            <text:p>2020.03.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3-06T07:26:02" table:style-name="ce10">
            <text:p>2020.03.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14" table:formula="of:=INT(RAND()*66+1)" table:style-name="ce1">
            <text:p>14</text:p>
          </table:table-cell>
          <table:table-cell office:value-type="date" office:date-value="2020-03-06T07:29:03" table:style-name="ce10">
            <text:p>2020.03.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28" table:formula="of:=INDEX([konyvek.$A$2:.$A$113];RAND()*110+2)" table:style-name="ce1">
            <text:p>M28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3-06T11:19:07" table:style-name="ce10">
            <text:p>2020.03.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20" table:formula="of:=INDEX([konyvek.$A$2:.$A$113];RAND()*110+2)" table:style-name="ce1">
            <text:p>M20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3-06T12:34:07" table:style-name="ce10">
            <text:p>2020.03.0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3-06T13:31:55" table:style-name="ce10">
            <text:p>2020.03.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3" table:formula="of:=INDEX([konyvek.$A$2:.$A$113];RAND()*110+2)" table:style-name="ce1">
            <text:p>J43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3-06T18:04:05" table:style-name="ce10">
            <text:p>2020.03.0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3B" table:formula="of:=INDEX([konyvek.$A$2:.$A$113];RAND()*110+2)" table:style-name="ce1">
            <text:p>A53B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3-06T18:17:05" table:style-name="ce10">
            <text:p>2020.03.0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8" table:formula="of:=INDEX([konyvek.$A$2:.$A$113];RAND()*110+2)" table:style-name="ce1">
            <text:p>J48</text:p>
          </table:table-cell>
          <table:table-cell office:value-type="float" office:value="48" table:formula="of:=INT(RAND()*66+1)" table:style-name="ce1">
            <text:p>48</text:p>
          </table:table-cell>
          <table:table-cell office:value-type="date" office:date-value="2020-03-07T07:27:10" table:style-name="ce10">
            <text:p>2020.03.0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3-07T11:36:11" table:style-name="ce10">
            <text:p>2020.03.0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10" table:formula="of:=INDEX([konyvek.$A$2:.$A$113];RAND()*110+2)" table:style-name="ce1">
            <text:p>M10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3-08T01:06:34" table:style-name="ce10">
            <text:p>2020.03.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62" table:formula="of:=INDEX([konyvek.$A$2:.$A$113];RAND()*110+2)" table:style-name="ce1">
            <text:p>T62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3-08T09:31:24" table:style-name="ce10">
            <text:p>2020.03.0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32B" table:formula="of:=INDEX([konyvek.$A$2:.$A$113];RAND()*110+2)" table:style-name="ce1">
            <text:p>A32B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3-08T10:09:21" table:style-name="ce10">
            <text:p>2020.03.0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3-08T18:03:46" table:style-name="ce10">
            <text:p>2020.03.0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3-08T19:22:09" table:style-name="ce10">
            <text:p>2020.03.0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9" table:formula="of:=INDEX([konyvek.$A$2:.$A$113];RAND()*110+2)" table:style-name="ce1">
            <text:p>T59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3-08T22:33:41" table:style-name="ce10">
            <text:p>2020.03.0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M21" table:formula="of:=INDEX([konyvek.$A$2:.$A$113];RAND()*110+2)" table:style-name="ce1">
            <text:p>M21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3-09T02:28:23" table:style-name="ce10">
            <text:p>2020.03.0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3-09T02:34:56" table:style-name="ce10">
            <text:p>2020.03.0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3-09T06:20:59" table:style-name="ce10">
            <text:p>2020.03.0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13C" table:formula="of:=INDEX([konyvek.$A$2:.$A$113];RAND()*110+2)" table:style-name="ce1">
            <text:p>T13C</text:p>
          </table:table-cell>
          <table:table-cell office:value-type="float" office:value="62" table:formula="of:=INT(RAND()*66+1)" table:style-name="ce1">
            <text:p>62</text:p>
          </table:table-cell>
          <table:table-cell office:value-type="date" office:date-value="2020-03-09T18:39:19" table:style-name="ce10">
            <text:p>2020.03.0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20" table:formula="of:=INDEX([konyvek.$A$2:.$A$113];RAND()*110+2)" table:style-name="ce1">
            <text:p>J20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3-10T20:37:20" table:style-name="ce10">
            <text:p>2020.03.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3-11T04:59:51" table:style-name="ce10">
            <text:p>2020.03.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86" table:formula="of:=INDEX([konyvek.$A$2:.$A$113];RAND()*110+2)" table:style-name="ce1">
            <text:p>A86</text:p>
          </table:table-cell>
          <table:table-cell office:value-type="float" office:value="46" table:formula="of:=INT(RAND()*66+1)" table:style-name="ce1">
            <text:p>46</text:p>
          </table:table-cell>
          <table:table-cell office:value-type="date" office:date-value="2020-03-11T05:52:56" table:style-name="ce10">
            <text:p>2020.03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28" table:formula="of:=INDEX([konyvek.$A$2:.$A$113];RAND()*110+2)" table:style-name="ce1">
            <text:p>T28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11T11:37:31" table:style-name="ce10">
            <text:p>2020.03.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0" table:formula="of:=INDEX([konyvek.$A$2:.$A$113];RAND()*110+2)" table:style-name="ce1">
            <text:p>J30</text:p>
          </table:table-cell>
          <table:table-cell office:value-type="float" office:value="42" table:formula="of:=INT(RAND()*66+1)" table:style-name="ce1">
            <text:p>42</text:p>
          </table:table-cell>
          <table:table-cell office:value-type="date" office:date-value="2020-03-11T15:42:39" table:style-name="ce10">
            <text:p>2020.03.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3-11T18:44:41" table:style-name="ce10">
            <text:p>2020.03.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05B" table:formula="of:=INDEX([konyvek.$A$2:.$A$113];RAND()*110+2)" table:style-name="ce1">
            <text:p>K05B</text:p>
          </table:table-cell>
          <table:table-cell office:value-type="float" office:value="4" table:formula="of:=INT(RAND()*66+1)" table:style-name="ce1">
            <text:p>4</text:p>
          </table:table-cell>
          <table:table-cell office:value-type="date" office:date-value="2020-03-11T19:10:51" table:style-name="ce10">
            <text:p>2020.03.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0" table:formula="of:=INDEX([konyvek.$A$2:.$A$113];RAND()*110+2)" table:style-name="ce1">
            <text:p>J40</text:p>
          </table:table-cell>
          <table:table-cell office:value-type="float" office:value="56" table:formula="of:=INT(RAND()*66+1)" table:style-name="ce1">
            <text:p>56</text:p>
          </table:table-cell>
          <table:table-cell office:value-type="date" office:date-value="2020-03-11T20:23:11" table:style-name="ce10">
            <text:p>2020.03.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3-11T23:22:11" table:style-name="ce10">
            <text:p>2020.03.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42" table:formula="of:=INDEX([konyvek.$A$2:.$A$113];RAND()*110+2)" table:style-name="ce1">
            <text:p>J42</text:p>
          </table:table-cell>
          <table:table-cell office:value-type="float" office:value="11" table:formula="of:=INT(RAND()*66+1)" table:style-name="ce1">
            <text:p>11</text:p>
          </table:table-cell>
          <table:table-cell office:value-type="date" office:date-value="2020-03-12T08:22:46" table:style-name="ce10">
            <text:p>2020.03.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A711" table:formula="of:=INDEX([konyvek.$A$2:.$A$113];RAND()*110+2)" table:style-name="ce1">
            <text:p>A711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3-12T08:39:27" table:style-name="ce10">
            <text:p>2020.03.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17" table:formula="of:=INDEX([konyvek.$A$2:.$A$113];RAND()*110+2)" table:style-name="ce1">
            <text:p>J17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3-12T18:36:09" table:style-name="ce10">
            <text:p>2020.03.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3-12T20:09:13" table:style-name="ce10">
            <text:p>2020.03.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61B" table:formula="of:=INDEX([konyvek.$A$2:.$A$113];RAND()*110+2)" table:style-name="ce1">
            <text:p>A61B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3-12T20:25:34" table:style-name="ce10">
            <text:p>2020.03.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0" table:formula="of:=INDEX([konyvek.$A$2:.$A$113];RAND()*110+2)" table:style-name="ce1">
            <text:p>M20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3-13T03:00:34" table:style-name="ce10">
            <text:p>2020.03.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T61" table:formula="of:=INDEX([konyvek.$A$2:.$A$113];RAND()*110+2)" table:style-name="ce1">
            <text:p>T61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3-13T10:22:00" table:style-name="ce10">
            <text:p>2020.03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47" table:formula="of:=INDEX([konyvek.$A$2:.$A$113];RAND()*110+2)" table:style-name="ce1">
            <text:p>S47</text:p>
          </table:table-cell>
          <table:table-cell office:value-type="float" office:value="56" table:formula="of:=INT(RAND()*66+1)" table:style-name="ce1">
            <text:p>56</text:p>
          </table:table-cell>
          <table:table-cell office:value-type="date" office:date-value="2020-03-13T14:03:47" table:style-name="ce10">
            <text:p>2020.03.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16" table:formula="of:=INDEX([konyvek.$A$2:.$A$113];RAND()*110+2)" table:style-name="ce1">
            <text:p>M16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3-13T16:58:35" table:style-name="ce10">
            <text:p>2020.03.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26" table:formula="of:=INDEX([konyvek.$A$2:.$A$113];RAND()*110+2)" table:style-name="ce1">
            <text:p>J26</text:p>
          </table:table-cell>
          <table:table-cell office:value-type="float" office:value="6" table:formula="of:=INT(RAND()*66+1)" table:style-name="ce1">
            <text:p>6</text:p>
          </table:table-cell>
          <table:table-cell office:value-type="date" office:date-value="2020-03-13T22:10:36" table:style-name="ce10">
            <text:p>2020.03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3-13T23:33:22" table:style-name="ce10">
            <text:p>2020.03.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18" table:formula="of:=INDEX([konyvek.$A$2:.$A$113];RAND()*110+2)" table:style-name="ce1">
            <text:p>M18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3-13T23:55:43" table:style-name="ce10">
            <text:p>2020.03.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9" table:formula="of:=INDEX([konyvek.$A$2:.$A$113];RAND()*110+2)" table:style-name="ce1">
            <text:p>UK09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3-14T00:06:29" table:style-name="ce10">
            <text:p>2020.03.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13C" table:formula="of:=INDEX([konyvek.$A$2:.$A$113];RAND()*110+2)" table:style-name="ce1">
            <text:p>T13C</text:p>
          </table:table-cell>
          <table:table-cell office:value-type="float" office:value="65" table:formula="of:=INT(RAND()*66+1)" table:style-name="ce1">
            <text:p>65</text:p>
          </table:table-cell>
          <table:table-cell office:value-type="date" office:date-value="2020-03-14T02:03:21" table:style-name="ce10">
            <text:p>2020.03.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9" table:formula="of:=INDEX([konyvek.$A$2:.$A$113];RAND()*110+2)" table:style-name="ce1">
            <text:p>T59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3-14T13:57:39" table:style-name="ce10">
            <text:p>2020.03.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J30" table:formula="of:=INDEX([konyvek.$A$2:.$A$113];RAND()*110+2)" table:style-name="ce1">
            <text:p>J30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3-14T17:28:14" table:style-name="ce10">
            <text:p>2020.03.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3B" table:formula="of:=INDEX([konyvek.$A$2:.$A$113];RAND()*110+2)" table:style-name="ce1">
            <text:p>A53B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3-14T19:12:27" table:style-name="ce10">
            <text:p>2020.03.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T49" table:formula="of:=INDEX([konyvek.$A$2:.$A$113];RAND()*110+2)" table:style-name="ce1">
            <text:p>T49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3-14T20:30:28" table:style-name="ce10">
            <text:p>2020.03.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3-14T21:21:15" table:style-name="ce10">
            <text:p>2020.03.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53B" table:formula="of:=INDEX([konyvek.$A$2:.$A$113];RAND()*110+2)" table:style-name="ce1">
            <text:p>A53B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14T22:23:57" table:style-name="ce10">
            <text:p>2020.03.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7" table:formula="of:=INDEX([konyvek.$A$2:.$A$113];RAND()*110+2)" table:style-name="ce1">
            <text:p>UK07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3-15T00:10:22" table:style-name="ce10">
            <text:p>2020.03.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21" table:formula="of:=INDEX([konyvek.$A$2:.$A$113];RAND()*110+2)" table:style-name="ce1">
            <text:p>M21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3-15T18:38:49" table:style-name="ce10">
            <text:p>2020.03.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3-15T19:39:42" table:style-name="ce10">
            <text:p>2020.03.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67" table:formula="of:=INDEX([konyvek.$A$2:.$A$113];RAND()*110+2)" table:style-name="ce1">
            <text:p>T67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3-15T20:06:41" table:style-name="ce10">
            <text:p>2020.03.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47" table:formula="of:=INT(RAND()*66+1)" table:style-name="ce1">
            <text:p>47</text:p>
          </table:table-cell>
          <table:table-cell office:value-type="date" office:date-value="2020-03-16T00:54:58" table:style-name="ce10">
            <text:p>2020.03.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6" table:formula="of:=INDEX([konyvek.$A$2:.$A$113];RAND()*110+2)" table:style-name="ce1">
            <text:p>UK06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3-16T04:41:10" table:style-name="ce10">
            <text:p>2020.03.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08" table:formula="of:=INDEX([konyvek.$A$2:.$A$113];RAND()*110+2)" table:style-name="ce1">
            <text:p>M08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3-16T10:44:30" table:style-name="ce10">
            <text:p>2020.03.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M20" table:formula="of:=INDEX([konyvek.$A$2:.$A$113];RAND()*110+2)" table:style-name="ce1">
            <text:p>M20</text:p>
          </table:table-cell>
          <table:table-cell office:value-type="float" office:value="65" table:formula="of:=INT(RAND()*66+1)" table:style-name="ce1">
            <text:p>65</text:p>
          </table:table-cell>
          <table:table-cell office:value-type="date" office:date-value="2020-03-16T23:43:40" table:style-name="ce10">
            <text:p>2020.03.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7" table:formula="of:=INDEX([konyvek.$A$2:.$A$113];RAND()*110+2)" table:style-name="ce1">
            <text:p>UK07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3-17T08:03:20" table:style-name="ce10">
            <text:p>2020.03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27" table:formula="of:=INDEX([konyvek.$A$2:.$A$113];RAND()*110+2)" table:style-name="ce1">
            <text:p>M27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3-17T11:51:15" table:style-name="ce10">
            <text:p>2020.03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11B" table:formula="of:=INDEX([konyvek.$A$2:.$A$113];RAND()*110+2)" table:style-name="ce1">
            <text:p>A11B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3-17T12:29:43" table:style-name="ce10">
            <text:p>2020.03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07J" table:formula="of:=INDEX([konyvek.$A$2:.$A$113];RAND()*110+2)" table:style-name="ce1">
            <text:p>K07J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3-17T16:46:33" table:style-name="ce10">
            <text:p>2020.03.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3-17T18:34:55" table:style-name="ce10">
            <text:p>2020.03.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S18B" table:formula="of:=INDEX([konyvek.$A$2:.$A$113];RAND()*110+2)" table:style-name="ce1">
            <text:p>S18B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3-18T06:17:16" table:style-name="ce10">
            <text:p>2020.03.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17A" table:formula="of:=INDEX([konyvek.$A$2:.$A$113];RAND()*110+2)" table:style-name="ce1">
            <text:p>K17A</text:p>
          </table:table-cell>
          <table:table-cell office:value-type="float" office:value="25" table:formula="of:=INT(RAND()*66+1)" table:style-name="ce1">
            <text:p>25</text:p>
          </table:table-cell>
          <table:table-cell office:value-type="date" office:date-value="2020-03-18T06:30:14" table:style-name="ce10">
            <text:p>2020.03.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12" table:formula="of:=INDEX([konyvek.$A$2:.$A$113];RAND()*110+2)" table:style-name="ce1">
            <text:p>M12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3-18T06:32:04" table:style-name="ce10">
            <text:p>2020.03.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UK04" table:formula="of:=INDEX([konyvek.$A$2:.$A$113];RAND()*110+2)" table:style-name="ce1">
            <text:p>UK04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3-18T08:24:24" table:style-name="ce10">
            <text:p>2020.03.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3-18T12:30:57" table:style-name="ce10">
            <text:p>2020.03.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office:string-value="S18B" table:formula="of:=INDEX([konyvek.$A$2:.$A$113];RAND()*110+2)" table:style-name="ce1">
            <text:p>S18B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3-18T15:48:15" table:style-name="ce10">
            <text:p>2020.03.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number-rows-repeated="1048365" table:style-name="ro1">
          <table:table-cell table:number-columns-repeated="16384"/>
        </table:table-row>
      </table:table>
      <table:database-ranges>
        <table:database-range table:target-range-address="konyvek.A1:konyvek.F113" table:name="__Anonymous_Sheet_DB__0">
          <table:sort>
            <table:sort-by table:field-number="5"/>
          </table:sort>
        </table:database-range>
        <table:database-range table:target-range-address="kolcsonzes.A3:kolcsonzes.C211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year number:style="long"/>
      <number:text>.</number:text>
      <number:month number:style="long"/>
      <number:text>.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Oldal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nyi</meta:initial-creator>
    <dc:creator>Sanyi</dc:creator>
    <meta:creation-date>2020-03-19T17:19:50Z</meta:creation-date>
    <dc:date>2020-03-25T20:01:02Z</dc:date>
    <meta:editing-cycles>6</meta:editing-cycles>
    <meta:editing-duration>PT1694S</meta:editing-duration>
  </office:meta>
</office:document-meta>
</file>